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7.56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dag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remark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group</text:p>
          </table:table-cell>
          <table:table-cell office:value-type="string" table:style-name="ce1">
            <text:p>tab</text:p>
          </table:table-cell>
          <table:table-cell office:value-type="string" table:style-name="ce1">
            <text:p>period</text:p>
          </table:table-cell>
          <table:table-cell office:value-type="string" table:style-name="ce1">
            <text:p>rq1</text:p>
          </table:table-cell>
          <table:table-cell office:value-type="string" table:style-name="ce1">
            <text:p>rq2</text:p>
          </table:table-cell>
          <table:table-cell office:value-type="string" table:style-name="ce1">
            <text:p>rq3</text:p>
          </table:table-cell>
          <table:table-cell office:value-type="string" table:style-name="ce1">
            <text:p>rq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ge_child</text:p>
          </table:table-cell>
          <table:table-cell office:value-type="string" table:style-name="ce1">
            <text:p>hs_age_year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hild ag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ears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child</text:p>
          </table:table-cell>
          <table:table-cell office:value-type="string" table:style-name="ce1">
            <text:p>hs_no2_dy_hs_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2 value one day before the test at total environments (home, school, other places and commuting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child</text:p>
          </table:table-cell>
          <table:table-cell office:value-type="string" table:style-name="ce1">
            <text:p>hs_nox_dy_hs_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x value one day before the test at total environments (home, school, other places and commuting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4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child</text:p>
          </table:table-cell>
          <table:table-cell office:value-type="string" table:style-name="ce1">
            <text:p>hs_pm10_dy_hs_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10 value one day before the test at total environments (home, school, other places and commuting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5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child</text:p>
          </table:table-cell>
          <table:table-cell office:value-type="string" table:style-name="ce1">
            <text:p>hs_pm25_dy_hs_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25 value one day before the test at total environments (home, school, other places and commuting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6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no2_ratio_t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2 value during 1st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no2_ratio_t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2 value during 2n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no2_ratio_t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2 value during 3r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nox_ratio_t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x value during 1st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nox_ratio_t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x value during 2n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nox_ratio_t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Ox value during 3r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pm10_ratio_t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10 value during 1st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pm10_ratio_t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10 value during 2n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pm10_ratio_t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10 value during 3r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pm25_ratio_t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25 value during 1st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pm25_ratio_t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25 value during 2n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irPollution_preg</text:p>
          </table:table-cell>
          <table:table-cell office:value-type="string" table:style-name="ce1">
            <text:p>h_pm25_ratio_t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M25 value during 3rd trimest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icrog / m3</text:p>
          </table:table-cell>
          <table:table-cell office:value-type="string" table:style-name="ce1">
            <text:p>air_polluti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reastfeeding</text:p>
          </table:table-cell>
          <table:table-cell office:value-type="string" table:style-name="ce1">
            <text:p>hs_bf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breastfeeding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ubcohort_prenatal</text:p>
          </table:table-cell>
          <table:table-cell office:value-type="string" table:style-name="ce1">
            <text:p>breastfeeding_perinatal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e3_b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rthweigh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racteristics_child</text:p>
          </table:table-cell>
          <table:table-cell office:value-type="string" table:style-name="ce1">
            <text:p>hs_c_bmi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MI of the chil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Kg / m^2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racteristics_child</text:p>
          </table:table-cell>
          <table:table-cell office:value-type="string" table:style-name="ce1">
            <text:p>hs_c_heigh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hild heigh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racteristics_child</text:p>
          </table:table-cell>
          <table:table-cell office:value-type="string" table:style-name="ce1">
            <text:p>hs_c_weigh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hild weigh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racteristics_child</text:p>
          </table:table-cell>
          <table:table-cell office:value-type="string" table:style-name="ce1">
            <text:p>hs_head_cir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hild head circumfere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racteristics_child</text:p>
          </table:table-cell>
          <table:table-cell office:value-type="string" table:style-name="ce1">
            <text:p>hs_midup_ar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id-upper arm circumference of the chil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racteristics_child</text:p>
          </table:table-cell>
          <table:table-cell office:value-type="string" table:style-name="ce1">
            <text:p>hs_wais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Waist circumference of the chil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clin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bpa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sphenol A (BPA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bpa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sphenol A (BPA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bpa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bisphenol A (BPA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bupa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-Butyl paraben (BUPA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bupa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-Butyl paraben (BUPA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bupa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N-Butyl paraben (BUPA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dt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ethyl dithiophosphate (DEDT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dtp_cdic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diethyl dithiophosphate (DEDTP)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Detected, Undetected</text:p>
          </table:table-cell>
          <table:table-cell office:value-type="string" table:style-name="ce1">
            <text:p>Values above the limit of quantification, Values below the limit of quantification</text:p>
          </table:table-cell>
          <table:table-cell office:value-type="string" table:style-name="ce1">
            <text:p>≥80% of the values were &lt;limit of detection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dtp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dithiophosphate (DEDT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dtp_craw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dithiophosphate (DEDT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phosphate (DE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phosphate (DE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ethyl phosphate (DE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t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thiophosphate (DET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t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thiophosphate (DET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et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ethyl thiophosphate (DET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dt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dithiophosphate (DMDT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dt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methyl dithiophosphate (DMDT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dtp_cdic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dimethyl dithiophosphate (DMDTP)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Detected, Undetected</text:p>
          </table:table-cell>
          <table:table-cell office:value-type="string" table:style-name="ce1">
            <text:p>Values above the limit of quantification, Values below the limit of quantification</text:p>
          </table:table-cell>
          <table:table-cell office:value-type="string" table:style-name="ce1">
            <text:p>≥80% of the values were &lt;limit of detection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dtp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dithiophosphate (DMDT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phosphate (DM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phosphate (DM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methyl phosphate (DM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t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thiophosphate (DMT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t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thiophosphate (DMT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dmt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methyl thiophosphate (DMT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etpa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Ethyl paraben (ETPA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etpa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Ethyl paraben (ETPA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etpa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ethyl paraben (ETPA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atrix_cpesticid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the pesticides analysi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Plasma, Serum, Whole blood, Ur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esticide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atrix_cphenol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the phenol analysi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Plasma, Serum, Whole blood, Ur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atrix_cphthalat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phthalate analysi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Plasma, Serum, Whole blood, Ur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bz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 benzyl phthalate (Mbz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bz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 benzyl phthalate (MBz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bz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 benzyl phthalate (MBz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cp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 5-carboxypentyl phthalate (MECP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cp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 5-carboxypentyl phthalate (MECP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cp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 5-carboxypentyl phthalate (MECP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hh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hydroxyhexyl phthalate (MEHH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hh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hydroxyhexyl phthalate (MEHH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hh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-5-hydroxyhexyl phthalate (MEHH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h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hexyl phthalate (MEH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h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hexyl phthalate (MEH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h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hexyl phthalate (MEH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oh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oxohexyl phthalate (MEOH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oh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oxohexyl phthalate (MEOH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oh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-5-oxohexyl phthalate (MEOH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ethyl phthalate (ME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ethyl phthalate (ME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ethyl phthalate (ME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pa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thyl paraben (MEPA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pa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thyl paraben (MEPA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epa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ethyl paraben (MEPA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ib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iso-butyl phthalate (MiB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ib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iso-butyl phthalate (MiB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ib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iso-buty phthalate (MiB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nb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n-butyl phthalate (MnB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nb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n-butyl phthalate (MnB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mnb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n-butyl phthalate (MnB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hmin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hydroxyoctyl phthalate (OHMiN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hmin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hydroxyoctyl phthalate (OHMiN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hmin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4-methyl-7-hydroxyoctyl phthalate (OHMiN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xbe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xybenzone (OXBE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xbe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xybenzone (OXBE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xbe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Oxybenzone (OXBE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xominp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oxooctyl phthalate (OXOMiNP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xominp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oxooctyl phthalate (OXOMiNP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oxominp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4-methyl-7-oxooctyl phthalate (OXOMiNP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prpa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ropyl paraben (PRPA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prpa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ropyl paraben (PRPA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prpa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Propyl paraben (PRPA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trcs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riclosan (TRCS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trcs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riclosan (TRCS)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mical</text:p>
          </table:table-cell>
          <table:table-cell office:value-type="string" table:style-name="ce1">
            <text:p>hs_trcs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triclosan (TRCS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canfish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anned fish (tuna, sardines, sprat) – 1/2 small ca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canfrui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anned fruit with syrup / nectars – 1 small bow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cookv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oked or pureed vegetables (pumpkin, aubergine, green beans, spinach, carrots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fastfood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ast food/take awa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ary_habits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fruit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ruit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oilyfish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atty/oily fish (sardines, salmon, mackerel, tuna, trout, carp) – 1 small serv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om3_supp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d your child use Omega-3 fatty acid supplements?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yes, n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upplements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org_food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rganic f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ary_habits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rawv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Raw vegetables (lettuce, tomato, onion, pepper, carrot, cucumber, etc) – 1 smal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seafood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eafood (shellfish, squid, shrimps) – 1 small serv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total_fish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ish and seaf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_food_groups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total_fruit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ruit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_food_groups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total_v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Vegetabl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_food_groups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vitd_supp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d your child use Vitamin D supplements?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yes, n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upplements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diet</text:p>
          </table:table-cell>
          <table:table-cell office:value-type="string" table:style-name="ce1">
            <text:p>hs_whfish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ean/white fish (flat fish, perch, fish cakes) – 1 small serv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die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cotinine_c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tinin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icrog / g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cotinine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otinin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cotinine_cdic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cotinine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Detected, Undetected</text:p>
          </table:table-cell>
          <table:table-cell office:value-type="string" table:style-name="ce1">
            <text:p>Values above the limit of quantification, Values below the limit of quantification</text:p>
          </table:table-cell>
          <table:table-cell office:value-type="string" table:style-name="ce1">
            <text:p>≥80% of the values were &lt;limit of detection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cotinine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NOT imputed</text:p>
          </table:table-cell>
          <table:table-cell office:value-type="string" table:style-name="ce1">
            <text:p>microg / L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globalexp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Global exposure of the child to ETS (4 categories)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no exposure, exposure only outside, exposure only inside, exposure inside and outsid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matrix_ccotinin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cotinine analysi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Plasma, Serum, Whole blood, Ur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smk_parent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moking status of parents (both)</text:p>
          </table:table-cell>
          <table:table-cell office:value-type="string" table:style-name="ce1">
            <text:p>1,2,3</text:p>
          </table:table-cell>
          <table:table-cell office:value-type="string" table:style-name="ce1">
            <text:p>Neither, one, bo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ld_smoking</text:p>
          </table:table-cell>
          <table:table-cell office:value-type="string" table:style-name="ce1">
            <text:p>hs_tob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tobacco consumption</text:p>
          </table:table-cell>
          <table:table-cell office:value-type="string" table:style-name="ce1">
            <text:p>1,2,3,4,5</text:p>
          </table:table-cell>
          <table:table-cell office:value-type="string" table:style-name="ce1">
            <text:p>Non-smoker and has never smoked, Non-smoker but previously smoked although not daily, Non-smoker but previously smoked daily, Smoker but not daily, Daily smok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hort</text:p>
          </table:table-cell>
          <table:table-cell office:value-type="string" table:style-name="ce1">
            <text:p>cohort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Cohort</text:p>
          </table:table-cell>
          <table:table-cell office:value-type="string" table:style-name="ce1">
            <text:p>SAB,EDEN,BIB,RHEA,KANC,MOBA</text:p>
          </table:table-cell>
          <table:table-cell office:value-type="string" table:style-name="ce1">
            <text:p>SAB, EDEN, BIB, RHEA, KANC, MOB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eatinine</text:p>
          </table:table-cell>
          <table:table-cell office:value-type="string" table:style-name="ce1">
            <text:p>hs_creatinine_c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reatinine pooled samp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G / 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eatinine</text:p>
          </table:table-cell>
          <table:table-cell office:value-type="string" table:style-name="ce1">
            <text:p>creatinine_to_helix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reatinine night samp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 / 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nvFactors_visit</text:p>
          </table:table-cell>
          <table:table-cell office:value-type="string" table:style-name="ce1">
            <text:p>hs_mood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od mood before assessment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Usual, Not usua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ds</text:p>
          </table:table-cell>
          <table:table-cell office:value-type="string" table:style-name="ce1">
            <text:p>NEURO – extra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nvFactors_visit</text:p>
          </table:table-cell>
          <table:table-cell office:value-type="string" table:style-name="ce1">
            <text:p>hs_rest_nt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rest before assessment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Yes, Not as well as usua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ds</text:p>
          </table:table-cell>
          <table:table-cell office:value-type="string" table:style-name="ce1">
            <text:p>NEURO – extra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thnicity_child</text:p>
          </table:table-cell>
          <table:table-cell office:value-type="string" table:style-name="ce1">
            <text:p>h_ethnicity_c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Child ethnicity</text:p>
          </table:table-cell>
          <table:table-cell office:value-type="string" table:style-name="ce1">
            <text:p>1,2,3,4,5,6,7</text:p>
          </table:table-cell>
          <table:table-cell office:value-type="string" table:style-name="ce1">
            <text:p>African, Asian, Caucasian, Native American, Other, Pakistani, White non Europea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hnicity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thnicity_mother</text:p>
          </table:table-cell>
          <table:table-cell office:value-type="string" table:style-name="ce1">
            <text:p>h_ethnicity_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Mother ethnicity</text:p>
          </table:table-cell>
          <table:table-cell office:value-type="string" table:style-name="ce1">
            <text:p>1,2,3,4,5,6,7</text:p>
          </table:table-cell>
          <table:table-cell office:value-type="string" table:style-name="ce1">
            <text:p>White European, Pakistani, Asian, African, Other, Native American, White non Europea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HELIX_ethnicity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milySEP</text:p>
          </table:table-cell>
          <table:table-cell office:value-type="string" table:style-name="ce1">
            <text:p>FAS_cat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Family Affluence Scale (FAS II) categorical</text:p>
          </table:table-cell>
          <table:table-cell office:value-type="string" table:style-name="ce1">
            <text:p>1,2,3</text:p>
          </table:table-cell>
          <table:table-cell office:value-type="string" table:style-name="ce1">
            <text:p>Low, Middle, Hig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nomic</text:p>
          </table:table-cell>
          <table:table-cell office:value-type="string" table:style-name="ce1">
            <text:p>socioeconomic_social_capit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milySEP</text:p>
          </table:table-cell>
          <table:table-cell office:value-type="string" table:style-name="ce1">
            <text:p>FAS_score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amily Affluence Sca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nomic</text:p>
          </table:table-cell>
          <table:table-cell office:value-type="string" table:style-name="ce1">
            <text:p>socioeconomic_social_capit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milySEP</text:p>
          </table:table-cell>
          <table:table-cell office:value-type="string" table:style-name="ce1">
            <text:p>hs_c_room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oes your child have his / her own room?</text:p>
          </table:table-cell>
          <table:table-cell office:value-type="string" table:style-name="ce1">
            <text:p>1,2,3</text:p>
          </table:table-cell>
          <table:table-cell office:value-type="string" table:style-name="ce1">
            <text:p>No shares with parents / caregiver, No shares with sibling(s)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nomic</text:p>
          </table:table-cell>
          <table:table-cell office:value-type="string" table:style-name="ce1">
            <text:p>socioeconomic_social_capit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milySEP</text:p>
          </table:table-cell>
          <table:table-cell office:value-type="string" table:style-name="ce1">
            <text:p>hs_fam_car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oes your family have a car?</text:p>
          </table:table-cell>
          <table:table-cell office:value-type="string" table:style-name="ce1">
            <text:p>1,2,3</text:p>
          </table:table-cell>
          <table:table-cell office:value-type="string" table:style-name="ce1">
            <text:p>No, Yes, Yes two or mor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nomic</text:p>
          </table:table-cell>
          <table:table-cell office:value-type="string" table:style-name="ce1">
            <text:p>socioeconomic_social_capit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milySEP</text:p>
          </table:table-cell>
          <table:table-cell office:value-type="string" table:style-name="ce1">
            <text:p>hs_financ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Financial situation of the parents</text:p>
          </table:table-cell>
          <table:table-cell office:value-type="string" table:style-name="ce1">
            <text:p>1,2,3,4,5,6</text:p>
          </table:table-cell>
          <table:table-cell office:value-type="string" table:style-name="ce1">
            <text:p>Living comfortably, Doing alright, Getting by, Finding it quite difficult, Finding it very difficult, Does not wish to answ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nomic</text:p>
          </table:table-cell>
          <table:table-cell office:value-type="string" table:style-name="ce1">
            <text:p>socioeconomic_social_capit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milySEP</text:p>
          </table:table-cell>
          <table:table-cell office:value-type="string" table:style-name="ce1">
            <text:p>hs_wrk_m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What is your current employment status (mother)?</text:p>
          </table:table-cell>
          <table:table-cell office:value-type="string" table:style-name="ce1">
            <text:p>1,2,3,4,5,6,7,8</text:p>
          </table:table-cell>
          <table:table-cell office:value-type="string" table:style-name="ce1">
            <text:p>Employed, Unemployed, Student, Stay-at-home parent, Rehabilitation / disabled, Military, Other, Does not wish to answ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nomic</text:p>
          </table:table-cell>
          <table:table-cell office:value-type="string" table:style-name="ce1">
            <text:p>socioeconomic_social_capit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stational_age</text:p>
          </table:table-cell>
          <table:table-cell office:value-type="string" table:style-name="ce1">
            <text:p>e3_bh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rth head circumfere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BW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stational_age</text:p>
          </table:table-cell>
          <table:table-cell office:value-type="string" table:style-name="ce1">
            <text:p>e3_bl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rth leng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BW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stational_age</text:p>
          </table:table-cell>
          <table:table-cell office:value-type="string" table:style-name="ce1">
            <text:p>e3_b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rth weigh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W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stational_age</text:p>
          </table:table-cell>
          <table:table-cell office:value-type="string" table:style-name="ce1">
            <text:p>e3_ga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mbination of the three previous variabl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weeks</text:p>
          </table:table-cell>
          <table:table-cell office:value-type="string" table:style-name="ce1">
            <text:p>Gestational ag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stational_age</text:p>
          </table:table-cell>
          <table:table-cell office:value-type="string" table:style-name="ce1">
            <text:p>e3_galmp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MP-based G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weeks</text:p>
          </table:table-cell>
          <table:table-cell office:value-type="string" table:style-name="ce1">
            <text:p>Gestational ag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stational_age</text:p>
          </table:table-cell>
          <table:table-cell office:value-type="string" table:style-name="ce1">
            <text:p>e3_gama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GA registered by the maternity record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weeks</text:p>
          </table:table-cell>
          <table:table-cell office:value-type="string" table:style-name="ce1">
            <text:p>Gestational ag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stational_age</text:p>
          </table:table-cell>
          <table:table-cell office:value-type="string" table:style-name="ce1">
            <text:p>e3_gaultr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Gestational age estimated using ultrasound measurements if there were performed before 20 weeks of gesta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weeks</text:p>
          </table:table-cell>
          <table:table-cell office:value-type="string" table:style-name="ce1">
            <text:p>Gestational ag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EX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Externalizing (symptom-specific factor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fact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GPF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General psychopathology fact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fact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ccuracy_AN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accura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%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ccuracy_color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correct responses (hits and correct rejections) colo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%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ccuracy_color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correct responses (hits and correct rejections) colo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%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ccuracy_color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correct responses (hits and correct rejections) colo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%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ccuracy_numero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correct responses (hits and correct rejections) numbe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%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ccuracy_numero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correct responses (hits and correct rejections) numbe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%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ccuracy_numero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correct responses (hits and correct rejections) numbe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%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alertin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lerting networ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enter_cong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center cu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enter_cong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center cu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enter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center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enter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center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omision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mmissio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onflic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nflict networ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ongruent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ongruent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correct_rave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otal of correc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RAVEN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color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etectability colo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'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color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etectability colo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'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color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etectability colo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'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numero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etectability numbe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'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numero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etectability numbe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'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numero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etectability numbe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'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ouble_cong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doubl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ouble_cong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doubl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ouble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double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ouble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double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SM_Afe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SM-Affective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SM_An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SM-Anxiety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SM_Co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SM-Conduct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SM_Opo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SM-Oppositional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SM_So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SM-Somatic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DSM_TDAH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SM-ADHD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AD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nxious/depress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Agr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ggressive behavi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Ate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ttention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Nor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Rule-Breaking behavi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Otr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ther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Pe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hought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RD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Withdrawn/Depress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So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ocial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Esc_So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omatic complaint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Gen_Ex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Externalizing scal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Gen_In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Internalizing scal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Gen_To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otal problem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BCL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_meancolor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hit reaction time colo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_meancolor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hit reaction time colo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_meancolor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hit reaction time colo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_meannumero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hit reaction time numbe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_meannumero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hit reaction time numbe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_meannumero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hit reaction time numbe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2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Hit Reaction Time (mean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2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Hit Reaction Time (median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hitrtse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Hit Reaction Time Standard Err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incongruent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in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incongruent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in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missing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missing respons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cncolor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rrect rejections colo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cncolor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rrect rejections colo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cncolor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rrect rejections colo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cnnumero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rrect rejections numbe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cnnumero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rrect rejections numbe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cnnumero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rrect rejections numbe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facolor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false alarms colo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facolor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false alarms colo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facolor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false alarms colo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fanumero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false alarms numbe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fanumero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false alarms numbe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fanumero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false alarms numbe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hitcolor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hits colo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hitcolor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hits colo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hitcolor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hits colo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hitnumero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hits numbe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hitnumero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hits numbe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hitnumero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hits numbe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misscolor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miss colo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misscolor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miss colo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misscolor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miss colo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missnumeros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miss numbers 1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missnumeros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miss numbers 2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missnumeros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miss numbers 3-bac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nback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o_cong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no cu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o_cong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no cu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o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no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no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no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one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correct respons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orientin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rienting networ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orienting_endogenou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rienting endogenous networ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orienting_exogenou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rienting exogenous networ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spatial_cong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spatial cu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spatial_cong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spatial cue and congruent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spatial_me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of HRTs for spatial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spatial_media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dian of HRTs for spatial cue trial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time_raven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Working tim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AVEN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hs_zeros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umber of incorrect respons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NEURO_main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Internalizing (symptom-specific factor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facto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Alcohol_preg</text:p>
          </table:table-cell>
          <table:table-cell office:value-type="string" table:style-name="ce1">
            <text:p>e3_alcpreg_1g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Alcool during pregnancy: more than 1 glass/w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variates pregnancy</text:p>
          </table:table-cell>
          <table:table-cell office:value-type="string" table:style-name="ce1">
            <text:p>Pregnancy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Alcohol_preg</text:p>
          </table:table-cell>
          <table:table-cell office:value-type="string" table:style-name="ce1">
            <text:p>e3_alcpreg_1gd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Alcool during pregnancy: more than 1 glass/d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variates pregnancy</text:p>
          </table:table-cell>
          <table:table-cell office:value-type="string" table:style-name="ce1">
            <text:p>Pregnancy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Alcohol_preg</text:p>
          </table:table-cell>
          <table:table-cell office:value-type="string" table:style-name="ce1">
            <text:p>e3_alcpreg_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lcool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lasses / week</text:p>
          </table:table-cell>
          <table:table-cell office:value-type="string" table:style-name="ce1">
            <text:p>Covariates pregnancy</text:p>
          </table:table-cell>
          <table:table-cell office:value-type="string" table:style-name="ce1">
            <text:p>Pregnancy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Alcohol_preg</text:p>
          </table:table-cell>
          <table:table-cell office:value-type="string" table:style-name="ce1">
            <text:p>e3_alcpreg_yn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Alcool during pregnancy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variates pregnancy</text:p>
          </table:table-cell>
          <table:table-cell office:value-type="string" table:style-name="ce1">
            <text:p>Pregnancy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cereal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ereal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dairy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airy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fastfood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ast food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fish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ish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fruit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ruit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legume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egume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meat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t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Diet_preg</text:p>
          </table:table-cell>
          <table:table-cell office:value-type="string" table:style-name="ce1">
            <text:p>h_veg_pre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Vegetables consumption during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imes / week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gnancy diet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EP_preg</text:p>
          </table:table-cell>
          <table:table-cell office:value-type="string" table:style-name="ce1">
            <text:p>e3_edum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education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Primary school, Secondary school, University degree or high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other</text:p>
          </table:table-cell>
          <table:table-cell office:value-type="string" table:style-name="ce1">
            <text:p>Mothe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EP_preg</text:p>
          </table:table-cell>
          <table:table-cell office:value-type="string" table:style-name="ce1">
            <text:p>e3_edum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education in 3 categorie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Low, Middle, Hig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other</text:p>
          </table:table-cell>
          <table:table-cell office:value-type="string" table:style-name="ce1">
            <text:p>Mothe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EP_preg</text:p>
          </table:table-cell>
          <table:table-cell office:value-type="string" table:style-name="ce1">
            <text:p>e3_edup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Parental education in 3 categorie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Low, Middle, Hig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_Status</text:p>
          </table:table-cell>
          <table:table-cell office:value-type="string" table:style-name="ce1">
            <text:p>SocioEco_Statu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EP_preg</text:p>
          </table:table-cell>
          <table:table-cell office:value-type="string" table:style-name="ce1">
            <text:p>e3_marital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rital statu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Living with the father, Living alone, Other situa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other</text:p>
          </table:table-cell>
          <table:table-cell office:value-type="string" table:style-name="ce1">
            <text:p>Mothe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EP_preg</text:p>
          </table:table-cell>
          <table:table-cell office:value-type="string" table:style-name="ce1">
            <text:p>e3_s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ocioeconomic status of the parents</text:p>
          </table:table-cell>
          <table:table-cell office:value-type="string" table:style-name="ce1">
            <text:p>1,2,3</text:p>
          </table:table-cell>
          <table:table-cell office:value-type="string" table:style-name="ce1">
            <text:p>Low income, Medium income, High incom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ocioEco_Status</text:p>
          </table:table-cell>
          <table:table-cell office:value-type="string" table:style-name="ce1">
            <text:p>SocioEco_Statu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asmokcigd_t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number of cigarettes smoked per day by the mother during 1st trimester of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b / day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asmokcigd_t2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number of cigarettes smoked per day by the mother during 2nd trimester of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b / day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asmokcigd_t3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an number of cigarettes smoked per day by the mother during 3rd trimester of pregnanc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b / day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asmokyn_p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Pregnancy maternal active smoking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asmokyn_t1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active smoking during 1st trimester of pregnancy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asmokyn_t2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active smoking during 2nd trimester of pregnancy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asmokyn_t3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active smoking during 3rd trimester of pregnancy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psmokanyt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Pregnancy maternal passive smoking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psmokt1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passive smoking during 1st trimester of pregnancy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psmokt2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passive smoking during 2nd trimester of pregnancy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e3_psmokt3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ernal passive smoking during 3rd trimester of pregnancy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1yr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1 year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2yr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2 year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3yr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3 year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4_5yr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4-5 year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4m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4 month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6m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6 month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7yr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7 year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8m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8 month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ernalSmoking_preg</text:p>
          </table:table-cell>
          <table:table-cell office:value-type="string" table:style-name="ce1">
            <text:p>h_pass_smok_8yr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exposure to passive smoking at 8 year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Not exposed to passive smoking (even if parents are smokers), At least one parent is a smoker but no data on child exposure, Child exposed to passive smok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covariat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europsychologicalDiagnosis_child</text:p>
          </table:table-cell>
          <table:table-cell office:value-type="string" table:style-name="ce1">
            <text:p>hs_neuro_diag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neuropsychological diagnosis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ds</text:p>
          </table:table-cell>
          <table:table-cell office:value-type="string" table:style-name="ce1">
            <text:p>Neuropsychological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as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rsenic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as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arsenic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as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rsenic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d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adm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d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adm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d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adm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hol_cper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cholesterol in plasm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o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bal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o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obalt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o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balt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s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es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s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es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s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es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u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u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opper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cu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pper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hdlcol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HDL cholestero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hdlcol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HDL cholesterol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hdlcol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HDL cholesterol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hg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rcur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hg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ercur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hg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rcury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k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otass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k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potass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k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otass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ldlcol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DL cholestero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ldlcol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LDL cholesterol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ldlcol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DL cholesterol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atrix_clipid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lipids analysi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Plasma, Serum, Whole blood, Ur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atrix_cmetal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metals analysi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Plasma, Serum, Whole blood, Ur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g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agnes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g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agnes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g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agnes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n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anganes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n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anganes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n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anganes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o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lybden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o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lybden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mo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lybden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na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od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na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sod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na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od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pb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ea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pb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lea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pb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ead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phospho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hospholipid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phospho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phospholipid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phospho_cper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phospholipids in plasm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phospho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hospholipids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se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elen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se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selen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se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elen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l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thall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l_cdic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thallium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Detected, Undetected</text:p>
          </table:table-cell>
          <table:table-cell office:value-type="string" table:style-name="ce1">
            <text:p>Values above the limit of quantification, Values below the limit of quantifica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l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hall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otchol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otal cholestero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otchol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total cholesterol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otchol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otal cholesterol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otfat_cper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total fat in plasm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riglyc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riglycerid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riglyc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triglycerides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riglyc_cper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ercentage of triglycerides in plasm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triglyc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riglycerides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Lipid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zn_c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Zinc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zn_c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zinc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child</text:p>
          </table:table-cell>
          <table:table-cell office:value-type="string" table:style-name="ce1">
            <text:p>hs_zn_c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Zinc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as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Arsenic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as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arsenic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pa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sphenol 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pa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sphenol A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pa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bisphenol A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pa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Bisphenol A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upa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-Butyl parabe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upa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-Butyl paraben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upa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N-Butyl paraben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bupa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N-Butyl paraben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d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adm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d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adm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o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bal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o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obalt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otinine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otinine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tinin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otinine_mcat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cotinine</text:p>
          </table:table-cell>
          <table:table-cell office:value-type="string" table:style-name="ce1">
            <text:p>1,2,3</text:p>
          </table:table-cell>
          <table:table-cell office:value-type="string" table:style-name="ce1">
            <text:p>Non-smokers, SHS smokers, Smokers</text:p>
          </table:table-cell>
          <table:table-cell office:value-type="string" table:style-name="ce1">
            <text:p>Values &lt;LOD or cotinine levels &lt;18.5 µg/L, Cotinine levels ≥18.5-50 µg/L, Cotinine levels &gt;50 µg/L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otinine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otinin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otinine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tinin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reatinine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reatinine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reatinin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reatinine_mg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G / 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reatinine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Mmol / L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s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aes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s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aes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u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cu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copper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dt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dithiophosphate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dt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ethyl dithiophosph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dtp_mdic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diethyl dithiophosphate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Detected, Undetected</text:p>
          </table:table-cell>
          <table:table-cell office:value-type="string" table:style-name="ce1">
            <text:p>Values above the limit of quantification, Values below the limit of quantifica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dt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dithiophosph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phosph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phosphate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ethyl phosph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phosph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t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thiophosph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t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thiophosphate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t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ethyl thiophosph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et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ethyl thiophosph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dt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dithiophosph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dt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dithiophosphate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dt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methyl dithiophosph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dtp_mdic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dimethyl dithiophosphate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Detected, Undetected</text:p>
          </table:table-cell>
          <table:table-cell office:value-type="string" table:style-name="ce1">
            <text:p>Values above the limit of quantification, Values below the limit of quantifica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dt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dithiophosph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phosph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phosphate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methyl phosph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phosph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t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thiophosph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t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thiophosph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t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dimethyl thiophosph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dmt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methyl thiophosph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g / ml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etpa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Ethyl parabe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etpa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Ethyl paraben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etpa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ethyl paraben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etpa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Ethyl paraben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hg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rcur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hg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ercur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k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otass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k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potass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laboratory_mcotinin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Laboratory where cotinine was analyse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NIPH, INMA, RHEA, EDEN</text:p>
          </table:table-cell>
          <table:table-cell office:value-type="string" table:style-name="ce1">
            <text:p>Norway, Spain, Greece, Fra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laboratory_mcreatinin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Laboratory where creatinine was analyse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NIPH, INMA, RHEA, EDEN</text:p>
          </table:table-cell>
          <table:table-cell office:value-type="string" table:style-name="ce1">
            <text:p>Norway, Spain, Greece, Fra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laboratory_mmetal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Laboratory where metals were analyse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NIPH, INMA, RHEA, EDEN</text:p>
          </table:table-cell>
          <table:table-cell office:value-type="string" table:style-name="ce1">
            <text:p>Norway, Spain, Greece, Fra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laboratory_mpesticid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Laboratory where pesticides were analyse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NIPH, INMA, RHEA, EDEN</text:p>
          </table:table-cell>
          <table:table-cell office:value-type="string" table:style-name="ce1">
            <text:p>Norway, Spain, Greece, Fra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laboratory_mphenol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Laboratory where phenols were analyse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NIPH, INMA, RHEA, EDEN</text:p>
          </table:table-cell>
          <table:table-cell office:value-type="string" table:style-name="ce1">
            <text:p>Norway, Spain, Greece, Fra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laboratory_mphthalat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Laboratory where phthalates were analyse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NIPH, INMA, RHEA, EDEN</text:p>
          </table:table-cell>
          <table:table-cell office:value-type="string" table:style-name="ce1">
            <text:p>Norway, Spain, Greece, Franc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atrix_mcotinin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the cotinine analysis</text:p>
          </table:table-cell>
          <table:table-cell office:value-type="string" table:style-name="ce1">
            <text:p>1,2,3,4,5</text:p>
          </table:table-cell>
          <table:table-cell office:value-type="string" table:style-name="ce1">
            <text:p>Plasma, Serum, Whole blood, Urine, Cordbl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atrix_mcreatinin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the creatinine analysis</text:p>
          </table:table-cell>
          <table:table-cell office:value-type="string" table:style-name="ce1">
            <text:p>1,2,3,4,5</text:p>
          </table:table-cell>
          <table:table-cell office:value-type="string" table:style-name="ce1">
            <text:p>Plasma, Serum, Whole blood, Urine, Cordbl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atrix_mmetal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metals analysis</text:p>
          </table:table-cell>
          <table:table-cell office:value-type="string" table:style-name="ce1">
            <text:p>1,2,3,4,5</text:p>
          </table:table-cell>
          <table:table-cell office:value-type="string" table:style-name="ce1">
            <text:p>Plasma, Serum, Whole blood, Urine, Cordbl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atrix_mpesticid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pesticides analysis</text:p>
          </table:table-cell>
          <table:table-cell office:value-type="string" table:style-name="ce1">
            <text:p>1,2,3,4,5</text:p>
          </table:table-cell>
          <table:table-cell office:value-type="string" table:style-name="ce1">
            <text:p>Plasma, Serum, Whole blood, Urine, Cordbl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atrix_mphenol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phenols analysis</text:p>
          </table:table-cell>
          <table:table-cell office:value-type="string" table:style-name="ce1">
            <text:p>1,2,3,4,5</text:p>
          </table:table-cell>
          <table:table-cell office:value-type="string" table:style-name="ce1">
            <text:p>Plasma, Serum, Whole blood, Urine, Cordbl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atrix_mphthalat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Matrix used for phthalates analysis</text:p>
          </table:table-cell>
          <table:table-cell office:value-type="string" table:style-name="ce1">
            <text:p>1,2,3,4,5</text:p>
          </table:table-cell>
          <table:table-cell office:value-type="string" table:style-name="ce1">
            <text:p>Plasma, Serum, Whole blood, Urine, Cordbloo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bz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 benz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bz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 benz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bz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 benz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cp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 5-carboxypent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cp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 5-carboxypent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cp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 5-carboxypent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hh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hydroxyhex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hh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hydroxyhex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hh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-5-hydroxyhex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h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hex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h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hex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h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hex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oh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oxohex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oh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2-ethyl-5-oxohex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oh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2-ethyl-5-oxohex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eth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eth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eth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pa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thyl parabe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pa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thyl paraben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pa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ethyl paraben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epa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ethyl paraben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g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agnes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g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agnes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ib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iso-but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ib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iso-but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ib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iso-buty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n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anganes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n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anganes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nb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n-but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nb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n-but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nb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n-but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o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lybden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mo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lybden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na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od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M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na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sod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hmin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hydroxyoct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hmin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hydroxyoct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hmin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4-methyl-7-hydroxyoct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hmin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hydroxyoctyl phthal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be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xybenzo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be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xybenzon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be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Oxybenzon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be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Oxybenzon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ominp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oxooctyl phthalat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ominp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oxooctyl phthalate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ominp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mono-4-methyl-7-oxooctyl phthalate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oxominp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Mono-4-methyl-7-oxooctyl phthalat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pb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Lea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pb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lead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prpa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ropyl parabe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prpa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ropyl paraben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prpa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Propyl paraben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prpa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Propyl paraben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se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elen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se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selen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sumDEHPm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um of DEHP metabolite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sumDEHPm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Sum of DEHP metabolites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g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iming_mcotinin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Time when cotinine sample was collected during pregnanc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1st trimester, 2nd trimester, 3rd trimester, Bir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Co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iming_mcreatinine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Time when creatinine sample was collected during pregnanc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1st trimester, 2nd trimester, 3rd trimester, Bir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Creatinine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iming_mmetal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Time when metals sample was collected during pregnanc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1st trimester, 2nd trimester, 3rd trimester, Bir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iming_mpesticid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Time when pesticides sample was collected during pregnanc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1st trimester, 2nd trimester, 3rd trimester, Bir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OP Pesticid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iming_mphenol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Time when phenols sample was collected during pregnanc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1st trimester, 2nd trimester, 3rd trimester, Bir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iming_mphthalates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Time when phthalates sample was collected during pregnancy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1st trimester, 2nd trimester, 3rd trimester, Birt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hthalat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l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thallium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l_mdich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Dichotomous variable of thallium</text:p>
          </table:table-cell>
          <table:table-cell office:value-type="string" table:style-name="ce1">
            <text:p>1,2</text:p>
          </table:table-cell>
          <table:table-cell office:value-type="string" table:style-name="ce1">
            <text:p>Detected, Undetected</text:p>
          </table:table-cell>
          <table:table-cell office:value-type="string" table:style-name="ce1">
            <text:p>Values above the limit of quantification, Values below the limit of quantifica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l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hallium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rcs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riclosa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rcs_madj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riclosan adjusted for creatin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Ng / g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rcs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triclosan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trcs_mraw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Triclosan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aw data sent by the laboratory - values below LOD not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henol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zn_m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Zinc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Values below the limit of detection imputed</text:p>
          </table:table-cell>
          <table:table-cell office:value-type="string" table:style-name="ce1">
            <text:p>µg / L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therChemicals_preg</text:p>
          </table:table-cell>
          <table:table-cell office:value-type="string" table:style-name="ce1">
            <text:p>hs_zn_mdes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Sample description of zinc</text:p>
          </table:table-cell>
          <table:table-cell office:value-type="string" table:style-name="ce1">
            <text:p>1,2,3,4</text:p>
          </table:table-cell>
          <table:table-cell office:value-type="string" table:style-name="ce1">
            <text:p>Quantifiable value, Values below &lt;LOD, Values INT/QOR, Sample not analysed</text:p>
          </table:table-cell>
          <table:table-cell office:value-type="string" table:style-name="ce1">
            <text:p>Concentration above the limit of detection, Concentration below the limit of detection, Interference/Qualifier out of range, No sample availab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Metals</text:p>
          </table:table-cell>
          <table:table-cell office:value-type="string" table:style-name="ce1">
            <text:p>Metales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aternalSEP_preg</text:p>
          </table:table-cell>
          <table:table-cell office:value-type="string" table:style-name="ce1">
            <text:p>e3_eduf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Paternal education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Primary school, Secondary school, University degree or higher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ather</text:p>
          </table:table-cell>
          <table:table-cell office:value-type="string" table:style-name="ce1">
            <text:p>Fathe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aternalSEP_preg</text:p>
          </table:table-cell>
          <table:table-cell office:value-type="string" table:style-name="ce1">
            <text:p>e3_eduf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Paternal education in 3 categories</text:p>
          </table:table-cell>
          <table:table-cell office:value-type="string" table:style-name="ce1">
            <text:p>0,1,2</text:p>
          </table:table-cell>
          <table:table-cell office:value-type="string" table:style-name="ce1">
            <text:p>Low, Middle, High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ather</text:p>
          </table:table-cell>
          <table:table-cell office:value-type="string" table:style-name="ce1">
            <text:p>Father</text:p>
          </table:table-cell>
          <table:table-cell office:value-type="string" table:style-name="ce1">
            <text:p>pre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ason_visit</text:p>
          </table:table-cell>
          <table:table-cell office:value-type="string" table:style-name="ce1">
            <text:p>hs_date_neu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Date of tes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ason</text:p>
          </table:table-cell>
          <table:table-cell office:value-type="string" table:style-name="ce1">
            <text:p>nad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x_child</text:p>
          </table:table-cell>
          <table:table-cell office:value-type="string" table:style-name="ce1">
            <text:p>e3_sex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Child sex</text:p>
          </table:table-cell>
          <table:table-cell office:value-type="string" table:style-name="ce1">
            <text:p>0,1</text:p>
          </table:table-cell>
          <table:table-cell office:value-type="string" table:style-name="ce1">
            <text:p>Male, Femal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me_lastMeal</text:p>
          </table:table-cell>
          <table:table-cell office:value-type="string" table:style-name="ce1">
            <text:p>hs_dift_mealblood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Difference between blood time extraction and last meal time (raw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mple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me_lastMeal</text:p>
          </table:table-cell>
          <table:table-cell office:value-type="string" table:style-name="ce1">
            <text:p>hs_dift_mealblood_imp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Fasting time before visit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mple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ype_sample</text:p>
          </table:table-cell>
          <table:table-cell office:value-type="string" table:style-name="ce1">
            <text:p>hs_sample_c</text:p>
          </table:table-cell>
          <table:table-cell office:value-type="string" table:style-name="ce1">
            <text:p>categorical</text:p>
          </table:table-cell>
          <table:table-cell office:value-type="string" table:style-name="ce1">
            <text:p>Type of urine sample collection</text:p>
          </table:table-cell>
          <table:table-cell office:value-type="string" table:style-name="ce1">
            <text:p>1,2,3</text:p>
          </table:table-cell>
          <table:table-cell office:value-type="string" table:style-name="ce1">
            <text:p>CUX, MUX, NUX</text:p>
          </table:table-cell>
          <table:table-cell office:value-type="string" table:style-name="ce1">
            <text:p>Combined urine night and morning, Morning urine, Night urin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hthalate</text:p>
          </table:table-cell>
          <table:table-cell office:value-type="string" table:style-name="ce1">
            <text:p>biomark_subcohort</text:p>
          </table:table-cell>
          <table:table-cell office:value-type="string" table:style-name="ce1">
            <text:p>postnata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table:number-columns-repeated="16369"/>
        </table:table-row>
        <table:table-row table:number-rows-repeated="1048079" table:style-name="ro2">
          <table:table-cell table:number-columns-repeated="16384"/>
        </table:table-row>
      </table:table>
      <table:database-ranges>
        <table:database-range table:target-range-address="Sheet1.A1:Sheet1.N497" table:name="__Anonymous_Sheet_DB__0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1</meta:generator>
    <meta:initial-creator>TJL</meta:initial-creator>
    <dc:creator>Lorenzo Fabbri</dc:creator>
    <meta:creation-date>2016-08-18T13:39:56Z</meta:creation-date>
    <dc:date>2024-03-08T13:44:52Z</dc:date>
    <meta:editing-cycles>31</meta:editing-cycles>
    <meta:editing-duration>PT257566S</meta:editing-duration>
  </office:meta>
</office:document-meta>
</file>